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38.29mm"/>
    </style:style>
    <style:style style:name="co3" style:family="table-column">
      <style:table-column-properties fo:break-before="auto" style:column-width="48.2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111"/>
    <style:style style:name="ce3" style:family="table-cell" style:parent-style-name="Default" style:data-style-name="N111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 style:data-style-name="N111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sync_BOM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2"/>
        <table:table-column table:style-name="co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ill of Materials for async solar charger projec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acitor Electrolytic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100uF</text:p>
          </table:table-cell>
          <table:table-cell office:value-type="currency" office:currency="AUD" office:value="0.5" calcext:value-type="currency">
            <text:p>$0.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acitor Electrolytic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100uF</text:p>
          </table:table-cell>
          <table:table-cell office:value-type="currency" office:currency="AUD" office:value="0.5" calcext:value-type="currency">
            <text:p>$0.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acitor Electrolytic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100uF</text:p>
          </table:table-cell>
          <table:table-cell office:value-type="currency" office:currency="AUD" office:value="0.5" calcext:value-type="currency">
            <text:p>$0.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acitor Electrolytic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100uF</text:p>
          </table:table-cell>
          <table:table-cell office:value-type="currency" office:currency="AUD" office:value="0.5" calcext:value-type="currency">
            <text:p>$0.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acitor Electrolytic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100uF</text:p>
          </table:table-cell>
          <table:table-cell office:value-type="currency" office:currency="AUD" office:value="0.5" calcext:value-type="currency">
            <text:p>$0.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acitor Electrolytic</text:p>
          </table:table-cell>
          <table:table-cell office:value-type="string" calcext:value-type="string">
            <text:p>C1.6</text:p>
          </table:table-cell>
          <table:table-cell office:value-type="string" calcext:value-type="string">
            <text:p>100uF</text:p>
          </table:table-cell>
          <table:table-cell office:value-type="currency" office:currency="AUD" office:value="0.5" calcext:value-type="currency">
            <text:p>$0.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acitor Electrolytic</text:p>
          </table:table-cell>
          <table:table-cell office:value-type="string" calcext:value-type="string">
            <text:p>C1.7</text:p>
          </table:table-cell>
          <table:table-cell office:value-type="string" calcext:value-type="string">
            <text:p>100uF</text:p>
          </table:table-cell>
          <table:table-cell office:value-type="currency" office:currency="AUD" office:value="0.5" calcext:value-type="currency">
            <text:p>$0.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acitor Electrolytic</text:p>
          </table:table-cell>
          <table:table-cell office:value-type="string" calcext:value-type="string">
            <text:p>C1.8</text:p>
          </table:table-cell>
          <table:table-cell office:value-type="string" calcext:value-type="string">
            <text:p>100uF</text:p>
          </table:table-cell>
          <table:table-cell office:value-type="currency" office:currency="AUD" office:value="0.5" calcext:value-type="currency">
            <text:p>$0.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acitor Electrolytic</text:p>
          </table:table-cell>
          <table:table-cell office:value-type="string" calcext:value-type="string">
            <text:p>C2.1</text:p>
          </table:table-cell>
          <table:table-cell office:value-type="string" calcext:value-type="string">
            <text:p>100uF</text:p>
          </table:table-cell>
          <table:table-cell office:value-type="currency" office:currency="AUD" office:value="0.5" calcext:value-type="currency">
            <text:p>$0.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acitor Electrolytic</text:p>
          </table:table-cell>
          <table:table-cell office:value-type="string" calcext:value-type="string">
            <text:p>C2.2</text:p>
          </table:table-cell>
          <table:table-cell office:value-type="string" calcext:value-type="string">
            <text:p>100uF</text:p>
          </table:table-cell>
          <table:table-cell office:value-type="currency" office:currency="AUD" office:value="0.5" calcext:value-type="currency">
            <text:p>$0.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acitor Electrolytic</text:p>
          </table:table-cell>
          <table:table-cell office:value-type="string" calcext:value-type="string">
            <text:p>C3.1</text:p>
          </table:table-cell>
          <table:table-cell office:value-type="string" calcext:value-type="string">
            <text:p>100uF</text:p>
          </table:table-cell>
          <table:table-cell office:value-type="currency" office:currency="AUD" office:value="0.5" calcext:value-type="currency">
            <text:p>$0.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acitor Electrolytic</text:p>
          </table:table-cell>
          <table:table-cell office:value-type="string" calcext:value-type="string">
            <text:p>C3.2</text:p>
          </table:table-cell>
          <table:table-cell office:value-type="string" calcext:value-type="string">
            <text:p>100uF</text:p>
          </table:table-cell>
          <table:table-cell office:value-type="currency" office:currency="AUD" office:value="0.5" calcext:value-type="currency">
            <text:p>$0.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acitor Electrolytic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10uF</text:p>
          </table:table-cell>
          <table:table-cell office:value-type="currency" office:currency="AUD" office:value="0.1" calcext:value-type="currency">
            <text:p>$0.10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string" calcext:value-type="string">
            <text:p>Capacitor bypass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12pF</text:p>
          </table:table-cell>
          <table:table-cell office:value-type="currency" office:currency="AUD" office:value="0.1" calcext:value-type="currency">
            <text:p>$0.10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string" calcext:value-type="string">
            <text:p>Capacitor bypass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12pF</text:p>
          </table:table-cell>
          <table:table-cell office:value-type="currency" office:currency="AUD" office:value="0.1" calcext:value-type="currency">
            <text:p>$0.10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string" calcext:value-type="string">
            <text:p>Capacitor bypass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100nF</text:p>
          </table:table-cell>
          <table:table-cell office:value-type="currency" office:currency="AUD" office:value="0.1" calcext:value-type="currency">
            <text:p>$0.10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string" calcext:value-type="string">
            <text:p>Capacitor bypass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  <table:table-cell office:value-type="currency" office:currency="AUD" office:value="0.1" calcext:value-type="currency">
            <text:p>$0.10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string" calcext:value-type="string">
            <text:p>Capacitor bypass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100nF</text:p>
          </table:table-cell>
          <table:table-cell office:value-type="currency" office:currency="AUD" office:value="0.1" calcext:value-type="currency">
            <text:p>$0.10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string" calcext:value-type="string">
            <text:p>Capacitor bypass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.1uF</text:p>
          </table:table-cell>
          <table:table-cell office:value-type="currency" office:currency="AUD" office:value="0.1" calcext:value-type="currency">
            <text:p>$0.10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string" calcext:value-type="string">
            <text:p>Capacitor bypass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100nF</text:p>
          </table:table-cell>
          <table:table-cell office:value-type="currency" office:currency="AUD" office:value="0.1" calcext:value-type="currency">
            <text:p>$0.1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wer Diode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MBR2045</text:p>
          </table:table-cell>
          <table:table-cell office:value-type="currency" office:currency="AUD" office:value="0.5" calcext:value-type="currency">
            <text:p>$0.5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wer Diode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MBR2045</text:p>
          </table:table-cell>
          <table:table-cell office:value-type="currency" office:currency="AUD" office:value="0.5" calcext:value-type="currency">
            <text:p>$0.5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wer Diod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MBR2045</text:p>
          </table:table-cell>
          <table:table-cell office:value-type="currency" office:currency="AUD" office:value="0.5" calcext:value-type="currency">
            <text:p>$0.5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wer Diode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MBR2045</text:p>
          </table:table-cell>
          <table:table-cell office:value-type="currency" office:currency="AUD" office:value="0.5" calcext:value-type="currency">
            <text:p>$0.50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string" calcext:value-type="string">
            <text:p>Bridge rectifier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2W01G</text:p>
          </table:table-cell>
          <table:table-cell office:value-type="currency" office:currency="AUD" office:value="1" calcext:value-type="currency">
            <text:p>$1.00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1N4148</text:p>
          </table:table-cell>
          <table:table-cell office:value-type="currency" office:currency="AUD" office:value="0.1" calcext:value-type="currency">
            <text:p>$0.10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1N4148</text:p>
          </table:table-cell>
          <table:table-cell office:value-type="currency" office:currency="AUD" office:value="0.1" calcext:value-type="currency">
            <text:p>$0.10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Zener Diode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2V Zener</text:p>
          </table:table-cell>
          <table:table-cell office:value-type="currency" office:currency="AUD" office:value="0.1" calcext:value-type="currency">
            <text:p>$0.10</text:p>
          </table:table-cell>
          <table:table-cell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GREEN LED</text:p>
          </table:table-cell>
          <table:table-cell office:value-type="currency" office:currency="AUD" office:value="0.1" calcext:value-type="currency">
            <text:p>$0.10</text:p>
          </table:table-cell>
          <table:table-cell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RED LED</text:p>
          </table:table-cell>
          <table:table-cell office:value-type="currency" office:currency="AUD" office:value="0.1" calcext:value-type="currency">
            <text:p>$0.1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VS Diode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P6KE47CA</text:p>
          </table:table-cell>
          <table:table-cell office:value-type="currency" office:currency="AUD" office:value="0.1" calcext:value-type="currency">
            <text:p>$0.1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_20A</text:p>
          </table:table-cell>
          <table:table-cell office:value-type="currency" office:currency="AUD" office:value="1" calcext:value-type="currency">
            <text:p>$1.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D floodlight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LOAD</text:p>
          </table:table-cell>
          <table:table-cell office:value-type="currency" office:currency="AUD" office:value="0.2" calcext:value-type="currency">
            <text:p>$0.2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lar panel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Solar panel</text:p>
          </table:table-cell>
          <table:table-cell office:value-type="currency" office:currency="AUD" office:value="0.2" calcext:value-type="currency">
            <text:p>$0.2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crew terminal 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Battery</text:p>
          </table:table-cell>
          <table:table-cell office:value-type="currency" office:currency="AUD" office:value="0.2" calcext:value-type="currency">
            <text:p>$0.2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crew terminal 3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Main voltage Screw Terminal</text:p>
          </table:table-cell>
          <table:table-cell office:value-type="currency" office:currency="AUD" office:value="0.3" calcext:value-type="currency">
            <text:p>$0.3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crew terminal 3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Temperature</text:p>
          </table:table-cell>
          <table:table-cell office:value-type="currency" office:currency="AUD" office:value="0.3" calcext:value-type="currency">
            <text:p>$0.3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crew terminal 2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12VAC Screw Terminal</text:p>
          </table:table-cell>
          <table:table-cell office:value-type="currency" office:currency="AUD" office:value="0.2" calcext:value-type="currency">
            <text:p>$0.2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crew terminal 3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LED connector</text:p>
          </table:table-cell>
          <table:table-cell office:value-type="currency" office:currency="AUD" office:value="0.3" calcext:value-type="currency">
            <text:p>$0.3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B connector type B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USB_B</text:p>
          </table:table-cell>
          <table:table-cell office:value-type="currency" office:currency="AUD" office:value="3" calcext:value-type="currency">
            <text:p>$3.00</text:p>
          </table:table-cell>
          <table:table-cell office:value-type="string" calcext:value-type="string">
            <text:p>guess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31 turns 6*1mm T130 toroid</text:p>
          </table:table-cell>
          <table:table-cell office:value-type="currency" office:currency="AUD" office:value="14" calcext:value-type="currency">
            <text:p>$14.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IRF4905</text:p>
          </table:table-cell>
          <table:table-cell office:value-type="currency" office:currency="AUD" office:value="0.6" calcext:value-type="currency">
            <text:p>$0.6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IRF4905</text:p>
          </table:table-cell>
          <table:table-cell office:value-type="currency" office:currency="AUD" office:value="0.6" calcext:value-type="currency">
            <text:p>$0.6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IRF4905</text:p>
          </table:table-cell>
          <table:table-cell office:value-type="currency" office:currency="AUD" office:value="0.6" calcext:value-type="currency">
            <text:p>$0.6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IRF4905</text:p>
          </table:table-cell>
          <table:table-cell office:value-type="currency" office:currency="AUD" office:value="0.6" calcext:value-type="currency">
            <text:p>$0.6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Q8</text:p>
          </table:table-cell>
          <table:table-cell office:value-type="string" calcext:value-type="string">
            <text:p>IRF4905</text:p>
          </table:table-cell>
          <table:table-cell office:value-type="currency" office:currency="AUD" office:value="0.6" calcext:value-type="currency">
            <text:p>$0.6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JT NPN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2N3904</text:p>
          </table:table-cell>
          <table:table-cell office:value-type="currency" office:currency="AUD" office:value="0.05" calcext:value-type="currency">
            <text:p>$0.0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JT NPN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2N3904</text:p>
          </table:table-cell>
          <table:table-cell office:value-type="currency" office:currency="AUD" office:value="0.05" calcext:value-type="currency">
            <text:p>$0.0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JT NPN</text:p>
          </table:table-cell>
          <table:table-cell office:value-type="string" calcext:value-type="string">
            <text:p>Q7</text:p>
          </table:table-cell>
          <table:table-cell office:value-type="string" calcext:value-type="string">
            <text:p>2N3904</text:p>
          </table:table-cell>
          <table:table-cell office:value-type="currency" office:currency="AUD" office:value="0.05" calcext:value-type="currency">
            <text:p>$0.0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JT NPN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2N3904</text:p>
          </table:table-cell>
          <table:table-cell office:value-type="currency" office:currency="AUD" office:value="0.05" calcext:value-type="currency">
            <text:p>$0.0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emperature sensor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DS18B20</text:p>
          </table:table-cell>
          <table:table-cell office:value-type="currency" office:currency="AUD" office:value="2" calcext:value-type="currency">
            <text:p>$2.0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DS18B20</text:p>
          </table:table-cell>
          <table:table-cell office:value-type="currency" office:currency="AUD" office:value="1" calcext:value-type="currency">
            <text:p>$1.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ACS712module</text:p>
          </table:table-cell>
          <table:table-cell office:value-type="currency" office:currency="AUD" office:value="1" calcext:value-type="currency">
            <text:p>$1.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R2110</text:p>
          </table:table-cell>
          <table:table-cell office:value-type="currency" office:currency="AUD" office:value="0.5" calcext:value-type="currency">
            <text:p>$0.5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IR2110</text:p>
          </table:table-cell>
          <table:table-cell office:value-type="currency" office:currency="AUD" office:value="0.5" calcext:value-type="currency">
            <text:p>$0.5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ushbutton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Backlight control</text:p>
          </table:table-cell>
          <table:table-cell office:value-type="currency" office:currency="AUD" office:value="0.3" calcext:value-type="currency">
            <text:p>$0.3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ushbutton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RESET</text:p>
          </table:table-cell>
          <table:table-cell office:value-type="currency" office:currency="AUD" office:value="0.3" calcext:value-type="currency">
            <text:p>$0.3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ACS712module</text:p>
          </table:table-cell>
          <table:table-cell office:value-type="currency" office:currency="AUD" office:value="1" calcext:value-type="currency">
            <text:p>$1.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DS1307_RTC</text:p>
          </table:table-cell>
          <table:table-cell office:value-type="currency" office:currency="AUD" office:value="1" calcext:value-type="currency">
            <text:p>$1.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MP2307_DC-DC_module</text:p>
          </table:table-cell>
          <table:table-cell office:value-type="currency" office:currency="AUD" office:value="1" calcext:value-type="currency">
            <text:p>$1.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LCDSerial2004</text:p>
          </table:table-cell>
          <table:table-cell table:style-name="ce3" office:value-type="currency" office:currency="AUD" office:value="6" calcext:value-type="currency">
            <text:p>$6.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ATMEGA328-PU</text:p>
          </table:table-cell>
          <table:table-cell table:style-name="ce4" office:value-type="currency" office:currency="AUD" office:value="3" calcext:value-type="currency">
            <text:p>$3.0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SD_Micro_5V</text:p>
          </table:table-cell>
          <table:table-cell office:value-type="currency" office:currency="AUD" office:value="2" calcext:value-type="currency">
            <text:p>$2.0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00K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00K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4</text:p>
          </table:table-cell>
          <table:table-cell table:style-name="ce1" office:value-type="float" office:value="180" calcext:value-type="float">
            <text:p>180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100K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15K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5R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10K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5R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47K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100K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100K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10K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47K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10K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8</text:p>
          </table:table-cell>
          <table:table-cell table:style-name="ce1" office:value-type="float" office:value="470" calcext:value-type="float">
            <text:p>470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9</text:p>
          </table:table-cell>
          <table:table-cell table:style-name="ce1" office:value-type="float" office:value="470" calcext:value-type="float">
            <text:p>470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1K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21</text:p>
          </table:table-cell>
          <table:table-cell table:style-name="ce1" office:value-type="float" office:value="220" calcext:value-type="float">
            <text:p>220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22</text:p>
          </table:table-cell>
          <table:table-cell table:style-name="ce1" office:value-type="float" office:value="220" calcext:value-type="float">
            <text:p>220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Battery_FLA_+12V_120AH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16MHz</text:p>
          </table:table-cell>
          <table:table-cell office:value-type="currency" office:currency="AUD" office:value="0.2" calcext:value-type="currency">
            <text:p>$0.2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ransform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ains Transformer</text:p>
          </table:table-cell>
          <table:table-cell office:value-type="currency" office:currency="AUD" office:value="20" calcext:value-type="currency">
            <text:p>$20.0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Wire &amp; hardware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rototype circuit board</text:p>
          </table:table-cell>
          <table:table-cell table:number-columns-repeated="2"/>
          <table:table-cell office:value-type="currency" office:currency="AUD" office:value="2" calcext:value-type="currency">
            <text:p>$2.0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Enclosure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table:formula="of:=SUM([.E3:.E93])" office:value-type="currency" office:currency="AUD" office:value="75.32" calcext:value-type="currency">
            <text:p>$75.32</text:p>
          </table:table-cell>
          <table:table-cell/>
        </table:table-row>
        <table:table-row table:style-name="ro1" table:number-rows-repeated="104848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async_BOM.A1:async_BOM.D90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9T16:27:17.720336507</dc:date>
    <meta:editing-duration>PT1M1S</meta:editing-duration>
    <meta:editing-cycles>1</meta:editing-cycles>
    <meta:document-statistic meta:table-count="1" meta:cell-count="457" meta:object-count="0"/>
    <meta:generator>LibreOffice/5.4.6.2$Linux_X86_64 LibreOffice_project/40m0$Build-2</meta:generator>
  </office:meta>
</office:document-meta>
</file>